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list-style-name="L1">
      <style:paragraph-properties fo:line-height="115%" fo:text-align="justify" style:justify-single-word="false"/>
      <style:text-properties fo:font-size="14pt" fo:font-style="normal" style:text-underline-style="none" fo:font-weight="normal" officeooo:rsid="000df807" officeooo:paragraph-rsid="000df807" style:font-size-asian="12.25pt" style:font-style-asian="normal" style:font-weight-asian="normal" style:font-size-complex="14pt" style:font-style-complex="normal" style:font-weight-complex="normal"/>
    </style:style>
    <style:style style:name="P2" style:family="paragraph" style:parent-style-name="Standard" style:list-style-name="L1">
      <style:paragraph-properties fo:line-height="115%" fo:text-align="justify" style:justify-single-word="false"/>
      <style:text-properties fo:font-size="14pt" fo:language="fr" fo:country="FR" fo:font-style="normal" style:text-underline-style="none" fo:font-weight="normal" officeooo:rsid="000b773b" officeooo:paragraph-rsid="000b773b" style:font-size-asian="12.25pt" style:font-style-asian="normal" style:font-weight-asian="normal" style:font-size-complex="14pt" style:font-style-complex="normal" style:font-weight-complex="normal"/>
    </style:style>
    <style:style style:name="P3" style:family="paragraph" style:parent-style-name="Standard">
      <style:paragraph-properties fo:line-height="115%" fo:text-align="justify" style:justify-single-word="false"/>
      <style:text-properties fo:font-size="14pt" fo:language="fr" fo:country="FR" fo:font-style="normal" style:text-underline-style="none" fo:font-weight="normal" officeooo:rsid="000b773b" officeooo:paragraph-rsid="000b773b" style:font-size-asian="12.25pt" style:font-style-asian="normal" style:font-weight-asian="normal" style:font-size-complex="14pt" style:font-style-complex="normal" style:font-weight-complex="normal"/>
    </style:style>
    <style:style style:name="P4" style:family="paragraph" style:parent-style-name="Standard" style:list-style-name="L1">
      <style:paragraph-properties fo:line-height="115%" fo:text-align="justify" style:justify-single-word="false"/>
      <style:text-properties fo:font-size="14pt" fo:language="fr" fo:country="FR" fo:font-style="normal" style:text-underline-style="none" fo:font-weight="normal" officeooo:rsid="000df807" officeooo:paragraph-rsid="000df807"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15%" fo:text-align="justify" style:justify-single-word="false"/>
      <style:text-properties fo:font-size="14pt" fo:language="fr" fo:country="FR" fo:font-style="normal" style:text-underline-style="none" fo:font-weight="normal" officeooo:rsid="000df807" officeooo:paragraph-rsid="000df807"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fo:font-size="22pt" fo:language="fr" fo:country="FR" style:text-underline-style="solid" style:text-underline-width="auto" style:text-underline-color="font-color" fo:font-weight="bold" officeooo:rsid="000b773b" officeooo:paragraph-rsid="000b773b"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6pt" fo:language="fr" fo:country="FR" fo:font-style="italic" style:text-underline-style="none" fo:font-weight="normal" officeooo:rsid="000b773b" officeooo:paragraph-rsid="000b773b" style:font-size-asian="16pt" style:font-style-asian="italic" style:font-weight-asian="normal" style:font-size-complex="16pt" style:font-style-complex="italic" style:font-weight-complex="normal"/>
    </style:style>
    <style:style style:name="T1" style:family="text">
      <style:text-properties officeooo:rsid="000d0d3b"/>
    </style:style>
    <style:style style:name="T2" style:family="text">
      <style:text-properties officeooo:rsid="0011094b"/>
    </style:style>
    <style:style style:name="T3" style:family="text">
      <style:text-properties officeooo:rsid="00123d7f"/>
    </style:style>
    <style:style style:name="T4" style:family="text">
      <style:text-properties officeooo:rsid="001329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TE RENDU TP2 ASDIA</text:p>
      <text:p text:style-name="P6"/>
      <text:p text:style-name="P7">Ulysse Enjalbert et Guillaume Caulier</text:p>
      <text:p text:style-name="P7"/>
      <text:p text:style-name="P7"/>
      <text:p text:style-name="P7"/>
      <text:list xml:id="list3073071792" text:style-name="L1">
        <text:list-item>
          <text:p text:style-name="P2">On remarque que le chromosome 17 a des alignements optimaux bien plus <text:span text:style-name="T3">importants</text:span> que ceux du chromosome 10. <text:span text:style-name="T1">En effet, on atteint un score de 2215 pour le chromosome 17 contre 149 pour le chromosome 10, avec modèle linéaire. Avec modèle affine, on obtient des scores similaires. L’ARN semble être bien plus présent sur le chromosome 17 que sur le chromosome 10.</text:span></text:p>
        </text:list-item>
      </text:list>
      <text:p text:style-name="P3"/>
      <text:p text:style-name="P3"/>
      <text:list xml:id="list11233145724776" text:continue-numbering="true" text:style-name="L1">
        <text:list-item>
          <text:p text:style-name="P4">Le modèle affine est plus pertinent car il permet de trouver les meilleurs alignements malgré les régions non-codantes (introns), <text:span text:style-name="T4">alors</text:span> que le modèle linéaire sanctionne beaucoup trop ces régions. <text:span text:style-name="T4">Comme on cherche la présence d’un bout d’ARN messager, il est logique que celui-ci puisse être coupé et présent à différents endroits du chromosome. Le modèle affine est donc celui qui doit être choisi.</text:span></text:p>
        </text:list-item>
      </text:list>
      <text:p text:style-name="P5"/>
      <text:p text:style-name="P5"/>
      <text:list xml:id="list11233024621044" text:continue-numbering="true" text:style-name="L1">
        <text:list-item>
          <text:p text:style-name="P4">“gtgagcagctggggctggagagacgacagggctggttgcccagggtccccaggcctctgattcctcactgattgctcttag”: le deuxième alignement optimal obtenu par l’exécutable avec le chromosome 17 contient cette séquence d’insertion-délétions qui commence bien par <text:span text:style-name="T4">GT</text:span> et finit par <text:span text:style-name="T4">AG</text:span>. On peut donc supposer que c’est un intron. <text:span text:style-name="T4">La plupart de l’ADN non présent dans l’ARN semble être des introns.</text:span></text:p>
        </text:list-item>
      </text:lis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8:57.269313937</meta:creation-date>
    <dc:date>2019-04-02T01:12:31.822000000</dc:date>
    <meta:editing-duration>PT13M25S</meta:editing-duration>
    <meta:editing-cycles>4</meta:editing-cycles>
    <meta:generator>LibreOffice/6.1.5.2$Windows_X86_64 LibreOffice_project/90f8dcf33c87b3705e78202e3df5142b201bd805</meta:generator>
    <meta:document-statistic meta:table-count="0" meta:image-count="0" meta:object-count="0" meta:page-count="1" meta:paragraph-count="5" meta:word-count="182" meta:character-count="1184" meta:non-whitespace-character-count="1010"/>
  </office:meta>
</office:document-meta>
</file>